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9651" officeooo:paragraph-rsid="00069651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:01/09/2022</text:p>
      <text:p text:style-name="P1">MUHAMMED FABIS N V</text:p>
      <text:p text:style-name="P1">S3CS</text:p>
      <text:p text:style-name="P1"/>
      <text:p text:style-name="P1"><text:s text:c="51"/>EXPERIMENT NO:5</text:p>
      <text:p text:style-name="P1"><text:s text:c="62"/>STACK</text:p>
      <text:p text:style-name="P1">#include&lt;stdio.h&gt;</text:p>
      <text:p text:style-name="P1">#include&lt;stdlib.h&gt;</text:p>
      <text:p text:style-name="P1"/>
      <text:p text:style-name="P1">int stack[50];</text:p>
      <text:p text:style-name="P1">int top=-1;</text:p>
      <text:p text:style-name="P1">int size;</text:p>
      <text:p text:style-name="P1"><text:s/>void insert(int);</text:p>
      <text:p text:style-name="P1"><text:s/>int delete();</text:p>
      <text:p text:style-name="P1"><text:s/>void display_stack();</text:p>
      <text:p text:style-name="P1"><text:s/></text:p>
      <text:p text:style-name="P1"><text:s/>int main(void)</text:p>
      <text:p text:style-name="P1"><text:s/>{</text:p>
      <text:p text:style-name="P1"><text:s/>printf("Enter the size of the stack:");</text:p>
      <text:p text:style-name="P1"><text:s/>scanf("%d",&amp;size);</text:p>
      <text:p text:style-name="P1"><text:s/>int choice,item;</text:p>
      <text:p text:style-name="P1"><text:s/>while(1)</text:p>
      <text:p text:style-name="P1"><text:s/>{</text:p>
      <text:p text:style-name="P1">printf("\n1.Insert\n2.Delete\n3.Exit\n");</text:p>
      <text:p text:style-name="P1">printf("Enter your choice :");</text:p>
      <text:p text:style-name="P1">scanf("%d",&amp;choice);</text:p>
      <text:p text:style-name="P1"><text:s text:c="2"/>switch(choice)</text:p>
      <text:p text:style-name="P1"><text:s text:c="2"/>{</text:p>
      <text:p text:style-name="P1"><text:s text:c="2"/>case 1:</text:p>
      <text:p text:style-name="P1"><text:s text:c="2"/>printf("Enter the elements to be inserted ;");</text:p>
      <text:p text:style-name="P1"><text:s text:c="2"/>scanf("%d",&amp;item);</text:p>
      <text:p text:style-name="P1"><text:s text:c="2"/>insert(item);</text:p>
      <text:p text:style-name="P1"><text:s text:c="2"/>display_stack();</text:p>
      <text:p text:style-name="P1"><text:s text:c="2"/>break;</text:p>
      <text:p text:style-name="P1"><text:s text:c="2"/>case 2:</text:p>
      <text:p text:style-name="P1"><text:s text:c="5"/>item=delete();</text:p>
      <text:p text:style-name="P1"><text:s text:c="5"/>printf("\nDeleted item -&gt; %d \n ",item);</text:p>
      <text:p text:style-name="P1"><text:s text:c="5"/>display_stack();</text:p>
      <text:p text:style-name="P1"><text:s text:c="5"/>break;</text:p>
      <text:p text:style-name="P1"><text:s text:c="5"/></text:p>
      <text:p text:style-name="P1"><text:s text:c="3"/>case 3:</text:p>
      <text:p text:style-name="P1"><text:s text:c="3"/>printf("\n Exiting .... \n ");</text:p>
      <text:p text:style-name="P1"><text:s text:c="3"/>default :</text:p>
      <text:p text:style-name="P1"><text:s text:c="3"/>printf("Invalid choice \n");</text:p>
      <text:p text:style-name="P1"><text:s text:c="3"/>break;</text:p>
      <text:p text:style-name="P1"><text:soft-page-break/><text:s text:c="3"/>}}</text:p>
      <text:p text:style-name="P1"><text:s text:c="3"/>return 0;</text:p>
      <text:p text:style-name="P1"><text:s text:c="3"/>}</text:p>
      <text:p text:style-name="P1"><text:s text:c="3"/>void insert(int item)</text:p>
      <text:p text:style-name="P1"><text:s text:c="3"/>{</text:p>
      <text:p text:style-name="P1">if(top==size-1)</text:p>
      <text:p text:style-name="P1">{</text:p>
      <text:p text:style-name="P1">printf("\n stack is full \n ");</text:p>
      <text:p text:style-name="P1">return;</text:p>
      <text:p text:style-name="P1">}</text:p>
      <text:p text:style-name="P1">top++;</text:p>
      <text:p text:style-name="P1">stack[top]=item;</text:p>
      <text:p text:style-name="P1">}</text:p>
      <text:p text:style-name="P1">int delete()</text:p>
      <text:p text:style-name="P1">{</text:p>
      <text:p text:style-name="P1">if (top==-1)</text:p>
      <text:p text:style-name="P1">{</text:p>
      <text:p text:style-name="P1">printf("\n stack underflow\n");</text:p>
      <text:p text:style-name="P1">exit(0);</text:p>
      <text:p text:style-name="P1">}</text:p>
      <text:p text:style-name="P1">int <text:s/>item = stack[top];</text:p>
      <text:p text:style-name="P1">top--;</text:p>
      <text:p text:style-name="P1">return item;</text:p>
      <text:p text:style-name="P1">}</text:p>
      <text:p text:style-name="P1">void display_stack(){</text:p>
      <text:p text:style-name="P1">if (top==-1)</text:p>
      <text:p text:style-name="P1">{</text:p>
      <text:p text:style-name="P1">printf("Stack is empty \n");</text:p>
      <text:p text:style-name="P1">return;</text:p>
      <text:p text:style-name="P1">}</text:p>
      <text:p text:style-name="P1">printf("\n Stack elements : ");</text:p>
      <text:p text:style-name="P1">for (int i=0;i&lt;=top;i++)</text:p>
      <text:p text:style-name="P1">{</text:p>
      <text:p text:style-name="P1">printf("%d ",stack[i]);</text:p>
      <text:p text:style-name="P1"/>
      <text:p text:style-name="P1">}}</text:p>
      <text:p text:style-name="P1"><text:s text:c="5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5:33:05.292705395</meta:creation-date>
    <meta:print-date>2022-11-01T15:35:59.574187823</meta:print-date>
    <dc:date>2022-11-01T15:37:52.439092451</dc:date>
    <meta:editing-duration>PT4M47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2" meta:paragraph-count="79" meta:word-count="146" meta:character-count="1269" meta:non-whitespace-character-count="950"/>
  </office:meta>
</office:document-meta>
</file>